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" style:family="paragraph" style:parent-style-name="Standard">
      <style:text-properties style:font-name="Courier New" fo:font-style="normal" style:font-style-asian="normal" style:font-style-complex="normal"/>
    </style:style>
    <style:style style:name="P5" style:family="paragraph" style:parent-style-name="Standard">
      <style:text-properties style:font-name="Courier New" fo:font-style="normal" style:text-underline-style="solid" style:text-underline-width="auto" style:text-underline-color="font-color" style:font-style-asian="normal" style:font-style-complex="normal"/>
    </style:style>
    <style:style style:name="P6" style:family="paragraph" style:parent-style-name="Standard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font-name="Courier New" fo:font-style="normal" style:text-underline-style="none" style:font-style-asian="normal" style:font-style-complex="normal"/>
    </style:style>
    <style:style style:name="P8" style:family="paragraph" style:parent-style-name="Standard">
      <style:text-properties style:font-name="Courier New"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fo:font-style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style-asian="normal"/>
    </style:style>
    <style:style style:name="T17" style:family="text">
      <style:text-properties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I</text:p>
      <text:p text:style-name="Standard"/>
      <text:list xml:id="list1527374514" text:style-name="L1">
        <text:list-item>
          <text:p text:style-name="P1">Init application project:</text:p>
        </text:list-item>
      </text:list>
      <text:p text:style-name="Standard"/>
      <text:p text:style-name="Standard"><text:tab/><text:span text:style-name="T3">mkdir $PROJECT_PATH</text:span></text:p>
      <text:p text:style-name="P3"><text:span text:style-name="T7"><text:tab/></text:span>cd $PROJECT_PATH</text:p>
      <text:p text:style-name="P3"><text:span text:style-name="T7"><text:tab/></text:span>create_empty_project.py $APPLICATION_NAME</text:p>
      <text:p text:style-name="P3"/>
      <text:p text:style-name="P3"><text:span text:style-name="T7"><text:tab/></text:span><text:span text:style-name="T11">This command create $APPLICATION_NAME.prj file (contain information about application and application's files).</text:span></text:p>
      <text:p text:style-name="Standard"/>
      <text:list xml:id="list388571950" text:continue-numbering="true" text:style-name="L1">
        <text:list-item>
          <text:p text:style-name="P1">Write application interface to $PROJECT_PATH / interface.wsi or generate it from WSDL file by command: <text:span text:style-name="T3">generate_from_wsdl.py $WSDL_PATH <text:s/>$PROJECT_PATH / $APPLICATION_NAME.wsi</text:span>.</text:p>
        </text:list-item>
      </text:list>
      <text:p text:style-name="Standard"/>
      <text:list xml:id="list1548193749" text:continue-numbering="true" text:style-name="L1">
        <text:list-item>
          <text:p text:style-name="P1">Generate application template by command: <text:span text:style-name="T3">generate_application.py</text:span> in $PROJECT_PATH directory. This command generating following files:</text:p>
        </text:list-item>
      </text:list>
      <text:p text:style-name="Standard"><text:tab/></text:p>
      <text:p text:style-name="Standard"><text:tab/><text:span text:style-name="T14">Application.py</text:span> – contains base application class that incapsulate interface operations and background operations (<text:span text:style-name="T1">Recommendation</text:span>: don't change this file nonautomatical). </text:p>
      <text:p text:style-name="Standard"><text:tab/><text:span text:style-name="T14">IOTypesStructure.py</text:span> – contains types of input and output parameters of interface methods (<text:span text:style-name="T1">Recommendation</text:span>: don't change this file nonautomatical).</text:p>
      <text:p text:style-name="Standard"><text:tab/><text:span text:style-name="T14">ApplicationBaseRoutins.py </text:span>- contains templates of application interface methods. Least two methods present: <text:span text:style-name="T4">start</text:span> – run while application are starting and <text:span text:style-name="T4">stop</text:span> – run while application are stoping.</text:p>
      <text:p text:style-name="Standard"/>
      <text:list xml:id="list403055679" text:continue-numbering="true" text:style-name="L1">
        <text:list-item>
          <text:p text:style-name="P1">Implement application logic and integrate it with Blik Application Server interface, changing <text:span text:style-name="T15">ApplicationBaseRoutins.py</text:span>.</text:p>
          <text:p text:style-name="P1"/>
        </text:list-item>
        <text:list-item>
          <text:p text:style-name="P1">Build application for install into BAS server with command (in $PROJECT_PATH):</text:p>
        </text:list-item>
      </text:list>
      <text:p text:style-name="Standard"><text:tab/></text:p>
      <text:p text:style-name="Standard"><text:tab/><text:span text:style-name="T3">bas_build_application.py <text:s/>&lt;build_flag&gt; [&lt;version&gt;]</text:span></text:p>
      <text:p text:style-name="Standard"><text:span text:style-name="T3"/></text:p>
      <text:p text:style-name="Standard"><text:tab/>Where <text:span text:style-name="T2">build_flag</text:span>:</text:p>
      <text:p text:style-name="Standard"><text:tab/><text:tab/><text:span text:style-name="T4">--open-source</text:span> (-o) – build sources pack.</text:p>
      <text:p text:style-name="Standard"><text:tab/><text:tab/><text:span text:style-name="T4">--proprietary</text:span> (-p) – build precompiled <text:s/>pack.</text:p>
      <text:p text:style-name="Standard"/>
      <text:p text:style-name="Standard"><text:tab/> <text:s text:c="8"/><text:span text:style-name="T5">v</text:span><text:span text:style-name="T2">ersion – </text:span><text:span text:style-name="T10">version of application (string with length from 1 to 20). If version is not spesified, version of application set to build date string.</text:span></text:p>
      <text:p text:style-name="Standard"><text:span text:style-name="T10"/></text:p>
      <text:p text:style-name="Standard"><text:span text:style-name="T10"><text:tab/>Builded application write to </text:span><text:span text:style-name="T2">$PROJECT_PATH/output </text:span><text:span text:style-name="T10">directory.</text:span></text:p>
      <text:p text:style-name="Standard"/>
      <text:list xml:id="list1028384577" text:continue-numbering="true" text:style-name="L1">
        <text:list-item>
          <text:p text:style-name="P1">Deploy application to BAS server by command (in $PROJECT_PATH):</text:p>
        </text:list-item>
      </text:list>
      <text:p text:style-name="Standard"/>
      <text:p text:style-name="Standard"><text:tab/><text:span text:style-name="T3">bas_deploy_application.py <text:s/>&lt;server_sid&gt;</text:span></text:p>
      <text:p text:style-name="Standard"><text:span text:style-name="T3"/></text:p>
      <text:p text:style-name="Standard"><text:span text:style-name="T11"><text:tab/>Where </text:span><text:span text:style-name="T6">server_sid</text:span><text:span text:style-name="T11"> – symbol identifier of BAS server, defined in </text:span><text:span text:style-name="T3">$BAS_SDK/bas_servers.conf </text:span><text:span text:style-name="T6">(</text:span><text:span text:style-name="T11">see </text:span><text:span text:style-name="T6">bas_server_connection</text:span><text:span text:style-name="T11"> command for configuration BAS servers connection</text:span><text:span text:style-name="T6">)</text:span><text:span text:style-name="T11">.</text:span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P4"><text:soft-page-break/><text:span text:style-name="T7">bas_sdk_admin:</text:span></text:p>
      <text:p text:style-name="P4"><text:span text:style-name="T7"/></text:p>
      <text:p text:style-name="P4"><text:span text:style-name="T7">--new-project &lt;project_name&gt;</text:span></text:p>
      <text:p text:style-name="P4"><text:span text:style-name="T7">--generate-from-wsdl &lt;wsdl_path&gt;</text:span></text:p>
      <text:p text:style-name="P4"><text:span text:style-name="T7">--generare-application</text:span></text:p>
      <text:p text:style-name="P4"><text:span text:style-name="T7">--build-application &lt;build_flag&gt; [&lt;version&gt;]</text:span></text:p>
      <text:p text:style-name="P4"><text:span text:style-name="T7">--deploy-application &lt;server_sid&gt;</text:span></text:p>
      <text:p text:style-name="P4"><text:span text:style-name="T7"/></text:p>
      <text:p text:style-name="P4"><text:span text:style-name="T7">--new-server-connection &lt;server_sid&gt; &lt;params&gt;</text:span></text:p>
      <text:p text:style-name="P4"><text:span text:style-name="T7">--test-server-connection &lt;server_sid&gt;</text:span></text:p>
      <text:p text:style-name="P4"><text:span text:style-name="T7">--remove-server-connection &lt;server_sid&gt;</text:span></text:p>
      <text:p text:style-name="P4"><text:span text:style-name="T7">--modify-server-connection &lt;server_sid&gt; &lt;params&gt;</text:span></text:p>
      <text:p text:style-name="P4"><text:span text:style-name="T7">--server-connection-info &lt;server_sid&gt;</text:span></text:p>
      <text:p text:style-name="P4"><text:span text:style-name="T7"/></text:p>
      <text:p text:style-name="P7">------------------------------------------------------------------</text:p>
      <text:p text:style-name="P5">Project files:</text:p>
      <text:p text:style-name="P4"><text:span text:style-name="T7"/></text:p>
      <text:p text:style-name="P4"><text:span text:style-name="T7">project.prj</text:span></text:p>
      <text:p text:style-name="P4"><text:span text:style-name="T7">interface.wsi </text:span></text:p>
      <text:p text:style-name="P8">Application.py</text:p>
      <text:p text:style-name="P8">IOTypesStructure.py</text:p>
      <text:p text:style-name="P6"><text:span text:style-name="T7">ApplicationBaseRoutins.py</text:span></text:p>
      <text:p text:style-name="P6"><text:span text:style-name="T7">&lt;other application's files&gt;</text:span></text:p>
      <text:p text:style-name="P6"/>
      <text:p text:style-name="P6"><text:span text:style-name="T7">-------------</text:span></text:p>
      <text:p text:style-name="P6"><text:span text:style-name="T7"/></text:p>
      <text:p text:style-name="P6"><text:span text:style-name="T7">project.prj structure:</text:span></text:p>
      <text:p text:style-name="P6"><text:span text:style-name="T7"/></text:p>
      <text:p text:style-name="P6"><text:span text:style-name="T7">&lt;project&gt;</text:span></text:p>
      <text:p text:style-name="P6"><text:span text:style-name="T7"><text:tab/>&lt;name/&gt;</text:span></text:p>
      <text:p text:style-name="P6"><text:span text:style-name="T7"><text:tab/>&lt;author/&gt;</text:span></text:p>
      <text:p text:style-name="P6"><text:span text:style-name="T7"><text:tab/>&lt;python_version/&gt;</text:span></text:p>
      <text:p text:style-name="P6"><text:span text:style-name="T7"><text:tab/>&lt;client_version/&gt;</text:span></text:p>
      <text:p text:style-name="P6"><text:span text:style-name="T7"/></text:p>
      <text:p text:style-name="P6"><text:span text:style-name="T7"><text:tab/>&lt;files&gt;</text:span></text:p>
      <text:p text:style-name="P6"><text:span text:style-name="T7"><text:tab/><text:tab/>&lt;file&gt;Application.py&lt;/file&gt;</text:span></text:p>
      <text:p text:style-name="P6"><text:span text:style-name="T7"><text:tab/><text:tab/>&lt;file&gt;IOTypesStructure.py&lt;/file&gt;</text:span></text:p>
      <text:p text:style-name="P6"><text:span text:style-name="T7"><text:tab/><text:tab/>&lt;file&gt;ApplicationBaseRoutins.py&lt;/file&gt;</text:span></text:p>
      <text:p text:style-name="P6"><text:span text:style-name="T7"><text:tab/><text:tab/>...</text:span></text:p>
      <text:p text:style-name="P6"><text:span text:style-name="T7"><text:tab/>&lt;/files&gt;</text:span></text:p>
      <text:p text:style-name="P6"><text:span text:style-name="T7">&lt;/project&gt;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7">-------------</text:span></text:p>
      <text:p text:style-name="P6"><text:span text:style-name="T7"/></text:p>
      <text:p text:style-name="P6"><text:span text:style-name="T7">interface.wsi structure:</text:span></text:p>
      <text:p text:style-name="P6"><text:span text:style-name="T7"/></text:p>
      <text:p text:style-name="P6"><text:span text:style-name="T7">&lt;interface&gt;</text:span></text:p>
      <text:p text:style-name="P6"><text:span text:style-name="T7"><text:tab/>&lt;method name=”testMethod” is_async=”True”&gt;</text:span></text:p>
      <text:p text:style-name="P6"><text:span text:style-name="T7"><text:tab/><text:tab/>&lt;input name=”RequestTestMethod”&gt;</text:span></text:p>
      <text:p text:style-name="P6"><text:span text:style-name="T7"><text:tab/><text:tab/><text:tab/>&lt;parameter name=”message” type=”string” </text:span></text:p>
      <text:p text:style-name="P6"><text:span text:style-name="T7"><text:tab/><text:tab/><text:tab/><text:tab/><text:tab/><text:tab/><text:tab/><text:tab/>max_count=”unbounded”/&gt;</text:span></text:p>
      <text:p text:style-name="P6"><text:span text:style-name="T7"><text:tab/><text:tab/><text:tab/>...</text:span></text:p>
      <text:p text:style-name="P6"><text:span text:style-name="T7"><text:tab/><text:tab/>&lt;/input&gt;</text:span></text:p>
      <text:p text:style-name="P6"><text:span text:style-name="T7"><text:tab/><text:tab/>&lt;output name=”ResponseTestMethod”&gt;</text:span></text:p>
      <text:p text:style-name="P6"><text:span text:style-name="T7"><text:tab/><text:tab/><text:tab/>&lt;parameter name=”response” type=“complex”&gt;</text:span></text:p>
      <text:p text:style-name="P6"><text:span text:style-name="T7"><text:tab/><text:tab/><text:tab/><text:tab/>&lt;parameter name=”err_code” type=”integer”/&gt;</text:span></text:p>
      <text:p text:style-name="P6"><text:span text:style-name="T7"><text:tab/><text:tab/><text:tab/><text:tab/>&lt;parameter name=”err_message” type=”string”/&gt;</text:span></text:p>
      <text:p text:style-name="P6"><text:span text:style-name="T7"><text:tab/><text:tab/><text:tab/>&lt;/parameter&gt;</text:span></text:p>
      <text:p text:style-name="P6"><text:span text:style-name="T7"><text:tab/><text:tab/>&lt;/output&gt;</text:span></text:p>
      <text:p text:style-name="P6"><text:span text:style-name="T7"><text:tab/>&lt;/method&gt;</text:span></text:p>
      <text:p text:style-name="P6"><text:span text:style-name="T7"><text:tab/>...</text:span></text:p>
      <text:p text:style-name="P6"><text:span text:style-name="T7">&lt;/interface&gt;</text:span></text:p>
      <text:p text:style-name="P6"/>
      <text:p text:style-name="P6"><text:span text:style-name="T7">-------------</text:span></text:p>
      <text:p text:style-name="P6"><text:span text:style-name="T7"/></text:p>
      <text:p text:style-name="P6"><text:span text:style-name="T7">class Application(SimpleWSGIApplication):</text:span></text:p>
      <text:p text:style-name="P6"><text:span text:style-name="T7"><text:tab/>def _asyncRun(self, func):</text:span></text:p>
      <text:p text:style-name="P6"><text:span text:style-name="T7"><text:tab/><text:tab/>self.asyncQueueLock.lock()</text:span></text:p>
      <text:p text:style-name="P6"><text:span text:style-name="T7"><text:tab/><text:tab/>self.asyncQueue.append(func)</text:span></text:p>
      <text:p text:style-name="P6"><text:span text:style-name="T7"><text:tab/><text:tab/>self.asyncQueueLock.unlock(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Константин Андрусенко</meta:initial-creator>
    <meta:creation-date>2010-06-23T14:29:38</meta:creation-date>
    <meta:generator>OpenOffice.org/3.2$Linux OpenOffice.org_project/320m12$Build-9483</meta:generator>
    <dc:date>2010-06-24T15:34:05</dc:date>
    <dc:creator>Константин Андрусенко</dc:creator>
    <meta:editing-duration>PT25H04M33S</meta:editing-duration>
    <meta:editing-cycles>7</meta:editing-cycles>
    <meta:document-statistic meta:table-count="0" meta:image-count="0" meta:object-count="0" meta:page-count="3" meta:paragraph-count="81" meta:word-count="329" meta:character-count="3313"/>
  </office:meta>
</office:document-meta>
</file>